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79in" fo:margin-left="0.0382in" fo:margin-top="0in" fo:margin-bottom="0in" table:align="left"/>
    </style:style>
    <style:style style:name="Table1.A" style:family="table-column">
      <style:table-column-properties style:column-width="2.2326in"/>
    </style:style>
    <style:style style:name="Table1.1" style:family="table-row">
      <style:table-row-properties fo:keep-together="auto"/>
    </style:style>
    <style:style style:name="Table1.A1" style:family="table-cell">
      <style:table-cell-properties fo:background-color="#f3f3f3" fo:padding-left="0.0375in" fo:padding-right="0.075in" fo:padding-top="0in" fo:padding-bottom="0in" fo:border-left="0.5pt solid #000000" fo:border-right="none" fo:border-top="0.5pt solid #000000" fo:border-bottom="0.5pt solid #000000">
        <style:background-image/>
      </style:table-cell-properties>
    </style:style>
    <style:style style:name="Table1.C1" style:family="table-cell">
      <style:table-cell-properties fo:background-color="#f3f3f3" fo:padding-left="0.0375in" fo:padding-right="0.075in" fo:padding-top="0in" fo:padding-bottom="0in" fo:border="0.5pt solid #000000">
        <style:background-image/>
      </style:table-cell-properties>
    </style:style>
    <style:style style:name="Table1.A2" style:family="table-cell">
      <style:table-cell-properties fo:padding-left="0.0375in" fo:padding-right="0.075in" fo:padding-top="0in" fo:padding-bottom="0in" fo:border-left="0.5pt solid #000000" fo:border-right="none" fo:border-top="0.5pt solid #000000" fo:border-bottom="0.5pt solid #000000"/>
    </style:style>
    <style:style style:name="Table1.B2" style:family="table-cell">
      <style:table-cell-properties fo:padding-left="0.0375in" fo:padding-right="0.075in" fo:padding-top="0in" fo:padding-bottom="0in" fo:border-left="0.5pt solid #000000" fo:border-right="none" fo:border-top="0.5pt solid #000000" fo:border-bottom="0.5pt solid #000000"/>
    </style:style>
    <style:style style:name="Table1.C2" style:family="table-cell">
      <style:table-cell-properties fo:padding-left="0.0375in" fo:padding-right="0.075in" fo:padding-top="0in" fo:padding-bottom="0in" fo:border="0.5pt solid #000000"/>
    </style:style>
    <style:style style:name="Table1.3" style:family="table-row">
      <style:table-row-properties style:min-row-height="0.2222in" fo:keep-together="auto"/>
    </style:style>
    <style:style style:name="Table1.A3" style:family="table-cell">
      <style:table-cell-properties fo:padding-left="0.0375in" fo:padding-right="0.075in" fo:padding-top="0in" fo:padding-bottom="0in" fo:border-left="0.5pt solid #000000" fo:border-right="none" fo:border-top="0.5pt solid #000000" fo:border-bottom="0.5pt solid #000000"/>
    </style:style>
    <style:style style:name="P1" style:family="paragraph" style:parent-style-name="Standard">
      <style:text-properties style:font-name="Arial" fo:font-size="11pt" fo:font-weight="bold" style:font-name-asian="Arial1" style:font-size-asian="11pt" style:font-weight-asian="bold" style:font-name-complex="Arial1" style:font-size-complex="11pt"/>
    </style:style>
    <style:style style:name="P2" style:family="paragraph" style:parent-style-name="Standard">
      <style:paragraph-properties fo:text-align="justify" style:justify-single-word="false"/>
      <style:text-properties style:font-name="Arial" fo:font-size="11pt" fo:font-weight="bold" style:font-name-asian="Arial1" style:font-size-asian="11pt" style:font-weight-asian="bold" style:font-name-complex="Arial1" style:font-size-complex="11pt"/>
    </style:style>
    <style:style style:name="P3" style:family="paragraph" style:parent-style-name="Standard">
      <style:text-properties style:font-name="Arial" fo:font-size="11pt" style:font-name-asian="Arial1" style:font-size-asian="11pt" style:font-name-complex="Arial1" style:font-size-complex="11pt"/>
    </style:style>
    <style:style style:name="P4" style:family="paragraph" style:parent-style-name="Standard">
      <style:paragraph-properties fo:text-align="justify" style:justify-single-word="false"/>
      <style:text-properties style:font-name="Arial" fo:font-size="11pt" style:font-name-asian="Arial1" style:font-size-asian="11pt" style:font-name-complex="Arial1" style:font-size-complex="11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left="0.5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Arial" fo:font-size="11pt" style:font-name-asian="Arial1" style:font-size-asian="11pt" style:font-name-complex="Arial1" style:font-size-complex="11pt"/>
    </style:style>
    <style:style style:name="P10" style:family="paragraph" style:parent-style-name="Standard">
      <style:paragraph-properties fo:margin-left="0.5in" fo:margin-right="0in" fo:text-align="center" style:justify-single-word="false" fo:text-indent="0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style:font-name="Arial" fo:font-size="11pt" style:font-name-asian="Arial1" style:font-size-asian="11pt" style:font-name-complex="Arial1" style:font-size-complex="11pt"/>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list-style-name="WWNum1">
      <style:paragraph-properties fo:margin-left="0.5in" fo:margin-right="0in" fo:text-align="justify" style:justify-single-word="false" fo:text-indent="-0.25in" style:auto-text-indent="false"/>
    </style:style>
    <style:style style:name="P14" style:family="paragraph" style:parent-style-name="Standard" style:master-page-name="First_20_Page">
      <style:paragraph-properties style:page-number="1"/>
      <style:text-properties style:font-name="Arial" fo:font-size="11pt" fo:font-weight="bold" style:font-name-asian="Arial1" style:font-size-asian="11pt" style:font-weight-asian="bold" style:font-name-complex="Arial1" style:font-size-complex="11pt"/>
    </style:style>
    <style:style style:name="P15" style:family="paragraph">
      <loext:graphic-properties draw:fill="none"/>
      <style:paragraph-properties fo:text-align="start"/>
      <style:text-properties fo:font-size="18pt"/>
    </style:style>
    <style:style style:name="T1" style:family="text">
      <style:text-properties style:font-name="Arial" fo:font-size="11pt" fo:font-weight="bold" style:font-name-asian="Arial1" style:font-size-asian="11pt" style:font-weight-asian="bold" style:font-name-complex="Arial1" style:font-size-complex="11pt"/>
    </style:style>
    <style:style style:name="T2" style:family="text">
      <style:text-properties style:font-name="Arial" fo:font-size="11pt" style:font-name-asian="Arial1" style:font-size-asian="11pt" style:font-name-complex="Arial1" style:font-size-complex="11pt"/>
    </style:style>
    <style:style style:name="T3" style:family="text">
      <style:text-properties style:font-name="Arial" fo:font-size="11pt" style:text-underline-style="solid" style:text-underline-width="auto" style:text-underline-color="font-color" style:font-name-asian="Arial1" style:font-size-asian="11pt" style:font-name-complex="Arial1" style:font-size-complex="11pt"/>
    </style:style>
    <style:style style:name="T4" style:family="text">
      <style:text-properties style:font-name="Arial" fo:font-size="11pt" fo:font-style="italic" style:font-name-asian="Arial1" style:font-size-asian="11pt" style:font-style-asian="italic" style:font-name-complex="Arial1" style:font-size-complex="11pt"/>
    </style:style>
    <style:style style:name="T5" style:family="text">
      <style:text-properties style:font-name="Arial" fo:font-size="11pt" fo:font-style="italic" fo:font-weight="bold" style:font-name-asian="Arial1" style:font-size-asian="11pt" style:font-style-asian="italic" style:font-weight-asian="bold" style:font-name-complex="Arial1" style:font-size-complex="11pt"/>
    </style:style>
    <style:style style:name="T6" style:family="text">
      <style:text-properties style:font-name="Arial" fo:font-size="11pt" style:text-underline-style="none" style:font-name-asian="Arial1" style:font-size-asian="11pt" style:font-name-complex="Arial1" style:font-size-complex="11pt"/>
    </style:style>
    <style:style style:name="T7" style:family="text">
      <style:text-properties style:font-name="Arial" fo:font-size="8pt" style:font-name-asian="Arial1" style:font-size-asian="8pt" style:font-name-complex="Arial1" style:font-size-complex="8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9" style:family="text">
      <style:text-properties fo:font-variant="normal" fo:text-transform="none" fo:color="#000000" style:text-line-through-style="none" style:text-line-through-type="none" style:text-position="0% 100%" style:font-name="Arial" fo:font-size="8pt" fo:font-style="normal" style:text-underline-style="none" fo:font-weight="normal" style:font-name-asian="Arial1" style:font-size-asian="8pt" style:font-style-asian="normal" style:font-weight-asian="normal" style:font-name-complex="Arial1" style:font-size-complex="8pt"/>
    </style:style>
    <style:style style:name="T10" style:family="text">
      <style:text-properties fo:color="#38761d" style:font-name="Arial" fo:font-size="11pt" style:font-name-asian="Arial1" style:font-size-asian="11pt" style:font-name-complex="Arial1" style:font-size-complex="11pt"/>
    </style:style>
    <style:style style:name="T11" style:family="text">
      <style:text-properties fo:color="#38761d" style:font-name="Arial" fo:font-size="11pt" style:font-name-asian="Arial1" style:font-size-asian="11pt" style:font-name-complex="Arial1" style:font-size-complex="11pt" fo:background-color="#ffff00"/>
    </style:style>
    <style:style style:name="gr1"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93in" svg:stroke-color="#000000" draw:stroke-linejoin="round" draw:fill="none" draw:textarea-vertical-align="top" draw:auto-grow-height="false" fo:min-height="0in" fo:min-width="6.4807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Standard"><text:span text:style-name="T1">QUÈ TREBALLAREM?</text:span><text:span text:style-name="T2"> </text:span></text:p>
      <text:p text:style-name="P3"/>
      <text:p text:style-name="Standard"><text:span text:style-name="T2">L’objectiu de la matèria és ajudar a desenvolupar la </text:span><text:span text:style-name="T1">competència</text:span><text:span text:style-name="T2"> </text:span><text:span text:style-name="T1">matemàtica</text:span><text:span text:style-name="T2"> dels alumnes. Tothom pot fer matemàtiques d’alt nivell, i el secret està simplement en saber quin és el punt de partida de cada alumne i ajudar-lo a créixer. I això ho hem de fer entre tots: la pròpia persona, l’equip amb qui treballa i l’equip docent. </text:span></text:p>
      <text:p text:style-name="P3"/>
      <text:p text:style-name="Standard"><text:span text:style-name="T2">Cal tenir en compte que la competència matemàtica no es pot construir en el buit. És necessari desenvolupar-la sobre uns continguts concrets. I en aquesta taula es poden veure els continguts que pensem treballar cada trimestre, encara que aquesta successió de continguts pot ser variable en funció de com vagi el curs ja que volem </text:span><text:span text:style-name="T1">personalitzar l’aprenentatge.</text:span></text:p>
      <text:p text:style-name="P3"/>
      <table:table table:name="Table1" table:style-name="Table1">
        <table:table-column table:style-name="Table1.A" table:number-columns-repeated="3"/>
        <table:table-row table:style-name="Table1.1">
          <table:table-cell table:style-name="Table1.A1" office:value-type="string">
            <text:p text:style-name="P6"><text:span text:style-name="T8">1a <text:s/>AVALUACIÓ</text:span></text:p>
            <text:p text:style-name="P6"><text:span text:style-name="T9">(Del 1</text:span><text:span text:style-name="T7">4</text:span><text:span text:style-name="T9"> de setembre al </text:span><text:span text:style-name="T7">3 </text:span><text:span text:style-name="T9">de desembre)</text:span></text:p>
          </table:table-cell>
          <table:table-cell table:style-name="Table1.A1" office:value-type="string">
            <text:p text:style-name="P6"><text:span text:style-name="T8">2a <text:s/>AVALUACIÓ</text:span></text:p>
            <text:p text:style-name="P6"><text:span text:style-name="T9">(Del 4 de desembre al </text:span><text:span text:style-name="T7">10 </text:span><text:span text:style-name="T9">de març)</text:span></text:p>
          </table:table-cell>
          <table:table-cell table:style-name="Table1.C1" office:value-type="string">
            <text:p text:style-name="P6"><text:span text:style-name="T8">3a <text:s/>AVALUACIÓ</text:span></text:p>
            <text:p text:style-name="P6"><text:span text:style-name="T9">(Del </text:span><text:span text:style-name="T7">11 </text:span><text:span text:style-name="T9">de març al </text:span><text:span text:style-name="T7">21 </text:span><text:span text:style-name="T9">de juny)</text:span></text:p>
          </table:table-cell>
        </table:table-row>
        <table:table-row table:style-name="Table1.1">
          <table:table-cell table:style-name="Table1.A2" office:value-type="string">
            <text:p text:style-name="P7"><text:span text:style-name="T2">- Estadística</text:span></text:p>
            <text:p text:style-name="P7"><text:span text:style-name="T2">- Llenguatge algebraic</text:span></text:p>
            <text:p text:style-name="P7"><text:span text:style-name="T2">- Sistemes d’equacions</text:span></text:p>
          </table:table-cell>
          <table:table-cell table:style-name="Table1.B2" office:value-type="string">
            <text:p text:style-name="P7"><text:span text:style-name="T2">- Modelització funcional</text:span></text:p>
            <text:p text:style-name="P7"><text:span text:style-name="T2">- La recta de regressió i l’equació de la recta</text:span></text:p>
            <text:p text:style-name="P7"><text:span text:style-name="T2">- La funció quadràtica i l’equació de segon grau</text:span></text:p>
            <text:p text:style-name="P9"/>
          </table:table-cell>
          <table:table-cell table:style-name="Table1.C2" office:value-type="string">
            <text:p text:style-name="P7"><text:span text:style-name="T2">- Demostracions geomètriques</text:span></text:p>
            <text:p text:style-name="P7"><text:span text:style-name="T2">- Semblança i proporcionalitat</text:span></text:p>
            <text:p text:style-name="P7"><text:span text:style-name="T2">- Volum i geometria de l’espai</text:span></text:p>
          </table:table-cell>
        </table:table-row>
        <table:table-row table:style-name="Table1.3">
          <table:table-cell table:style-name="Table1.A3" table:number-columns-spanned="3" office:value-type="string">
            <text:p text:style-name="P10"><text:span text:style-name="T2">Resolució de problemes</text:span></text:p>
          </table:table-cell>
          <table:covered-table-cell/>
          <table:covered-table-cell/>
        </table:table-row>
      </table:table>
      <text:p text:style-name="P3"/>
      <text:p text:style-name="Standard"><text:span text:style-name="T1">COM TREBALLAREM?</text:span></text:p>
      <text:p text:style-name="P1"/>
      <text:p text:style-name="P5"><text:span text:style-name="T2">Estructurarem les nostres classes a través de dos eixos principals: el </text:span><text:span text:style-name="T1">treball cooperatiu</text:span><text:span text:style-name="T2"> i la construcció d’un </text:span><text:span text:style-name="T1">ambient de resolució de problemes</text:span><text:span text:style-name="T2"> a l’aula. Que treballem de forma cooperativa no vol dir que mai treballem de forma individual ni que no fem exercicis per sistematitzar determinades rutines.</text:span></text:p>
      <text:p text:style-name="P4"/>
      <text:p text:style-name="P5"><text:span text:style-name="T2">Per exemple, les dinàmiques de treball cooperatiu acostumen a començar per pensar individualment com resoldre algun problema per després posar-ho en comú amb la resta de l’equip base i així finalment compartir amb tota la classe diferents maneres de solucionar-lo o les diferents dificultats que ens hem trobat intentant-ho.</text:span></text:p>
      <text:p text:style-name="P4"/>
      <text:p text:style-name="P5"><text:span text:style-name="T2">Per tant, el treball cooperatiu és alhora una estratègia metodològica i un objectiu d’aprenentatge d’aquesta assignatura. </text:span></text:p>
      <text:p text:style-name="P4"/>
      <text:p text:style-name="P5"><text:span text:style-name="T2">Que l’ambient sigui de resolució de problemes implica que a classe intentarem generar situacions en què sigui necessari explorar, que despertin </text:span><text:span text:style-name="T1">diferents formes de raonament</text:span><text:span text:style-name="T2"> i que impliquin experimentar, comunicar, conjecturar o justificar. L’eix vertebrador dels continguts seran els problemes. És a dir, aprendrem matemàtiques a través de la resolució de problemes. Però a més, volem que els alumnes aprenguin a resoldre problemes com un contingut més de la matèria. Per això la majoria de les setmanes dedicarem una de les sessions a treballar purament aquest contingut. </text:span></text:p>
      <text:p text:style-name="P4"/>
      <text:p text:style-name="P5"><text:span text:style-name="T2">L’excusa serà la de preparar-nos per tal que els alumnes que després ho vulguin fer puguin participar als problemes a l’esprint, als problemes Cangur, a la marató de problemes, etc.</text:span></text:p>
      <text:p text:style-name="P4"/>
      <text:p text:style-name="P5"><text:span text:style-name="T2">També utilitzarem recursos informàtics específics per a les matemàtiques com ara el programa GEOGEBRA, la calculadora WIRIS, el full de càlcul, la calculadora DESMOS, etc. </text:span></text:p>
      <text:p text:style-name="P2"/>
      <text:p text:style-name="P2"><text:soft-page-break/></text:p>
      <text:p text:style-name="P5"><text:span text:style-name="T1">COM AVALUAREM EL TREBALL?</text:span></text:p>
      <text:p text:style-name="P2"/>
      <text:p text:style-name="P5"><text:span text:style-name="T2">Les matemàtiques són una matèria de reflexió, la forma més potent que ha creat l’ésser humà de conèixer i representar el nostre entorn. És a dir, és un tipus de coneixement que va molt més enllà del pensament limitat per la recerca del procediment adequat o pel mètode correcte per trobar una solució correcta. Per assolir l’èxit en aquesta assignatura s’ha de fer quelcom diferent a repetir una sèrie d’exercicis a partir d’uns exemples. Els ordinadors i les calculadores són molt més eficients que els humans en l’execució de tècniques de dubtosa utilitat. En canvi, la comprensió d’aquestes tècniques sí que és important. Així que el </text:span><text:span text:style-name="T1">focus de l’aprenentatge d’aquesta assignatura</text:span><text:span text:style-name="T2"> i, per tant, de la seva avaluació, </text:span><text:span text:style-name="T1">el posarem precisament en aquesta comprensió</text:span><text:span text:style-name="T2">.</text:span></text:p>
      <text:p text:style-name="P4"/>
      <text:p text:style-name="P5"><text:span text:style-name="T2">És molt important remarcar que l’avaluació no es fa </text:span><text:span text:style-name="T3">als</text:span><text:span text:style-name="T2"> alumnes, sinó que es fa </text:span><text:span text:style-name="T1">per als</text:span><text:span text:style-name="T2"> alumnes. I, com que l’avaluació forma part del procés d’aprenentatge, equivocar-se és sinònim de tenir una oportunitat per aprendre. Per tant, en aquesta assignatura, els errors no seran penalitzats sinó que </text:span><text:span text:style-name="T1">els errors seran benvinguts</text:span><text:span text:style-name="T2">. Per això li donarem molta importància al </text:span><text:span text:style-name="T4">feedback</text:span><text:span text:style-name="T2">, tant quan es fa entre el propi alumnat com quan és l’equip docent qui el proporciona. I procurarem que sempre compleixi les quatre característiques d’un bon </text:span><text:span text:style-name="T5">feedback</text:span><text:span text:style-name="T4">: </text:span><text:span text:style-name="T2">amable, honest, específic i útil. </text:span></text:p>
      <text:p text:style-name="P4"/>
      <text:p text:style-name="P5"><text:span text:style-name="T2">Per ajudar a fer el seguiment, per a cada unitat didàctica l’alumnat disposarà d’una rúbrica en què s’especificaran els criteris d’avaluació d’aquella unitat. I sobre aquella rúbrica, anirem fent anotacions que ens permetran saber quins són els punts forts i quines són les àrees de millora de cada persona. Les anotacions faran referència a les activitats de classe, les respostes a preguntes de classe, els treballs que s’entreguin, els exàmens, etc.</text:span></text:p>
      <text:p text:style-name="P4"/>
      <text:p text:style-name="P5"><text:span text:style-name="T2">En finalitzar cada unitat didàctica, cada alumne i alumna haurà d’entregar individualment un </text:span><text:span text:style-name="T1">portafoli</text:span><text:span text:style-name="T2"> que haurà d’incloure tres parts:</text:span></text:p>
      <text:p text:style-name="P4"/>
      <text:list xml:id="list924397113" text:style-name="WWNum2">
        <text:list-item>
          <text:p text:style-name="P12"><text:span text:style-name="T2">Una síntesi de la unitat en què es faci especial èmfasi en aquelles parts que més li han costat. Es pot aportar a l’annex de la síntesi algunes de les activitats fetes a classe per poder fer-hi referència en la síntesi.</text:span></text:p>
        </text:list-item>
        <text:list-item>
          <text:p text:style-name="P12"><text:span text:style-name="T2">Algunes de les activitats de classe millorades a partir dels </text:span><text:span text:style-name="T4">feedbacks</text:span><text:span text:style-name="T2"> que s’han rebut o ampliades segons els interessos de la pròpia persona. Com a mínim una activitat en la que l’alumna s’hagi sentit bé i n’estigui orgullósa, tot explicant què l’ha fet sentir així.</text:span></text:p>
        </text:list-item>
        <text:list-item>
          <text:p text:style-name="P12"><text:span text:style-name="T2">Una autoavaluació reflexionant sobre el propi aprenentatge justificat a partir de les anotacions de la rúbrica i una avaluació de les activitats de classe i de les dinàmiques generades per l’equip docent.</text:span></text:p>
        </text:list-item>
      </text:list>
      <text:p text:style-name="P4"/>
      <text:p text:style-name="P5"><text:span text:style-name="T2">Tota aquesta informació servirà per consensuar amb l’alumnat en quin nivell de la competència matemàtica han demostrat estar al final de cada trimestre. En el cas que un alumne o una alumna no estigui en el nivell esperat, l’equip docent farem tot el possible per ajudar-lo o ajudar-la. Li donarem tot el suport que sigui necessari i li demanarem que torni a el·laborar aquelles activitats que no s’han fet de forma adequada o que pensem que poden ajudar a que s’entengui alguna cosa que no s’entén. </text:span></text:p>
      <text:p text:style-name="P4"/>
      <text:p text:style-name="P5"><text:span text:style-name="T2">Si a final de curs no pensem que un alumne o alumna hagi demostrat el nivell d’assoliment competencial prou desenvolupat, li demanarem que faci un portafoli durant l’estiu de les unitats didàctiques que considerem oportunes i, si s’entreguen correctament, li donarem l’oportunitat de recuperar la matèria amb unes activitats finals al setembre. </text:span></text:p>
      <text:p text:style-name="P4"/>
      <text:p text:style-name="P2"/>
      <text:p text:style-name="P2"/>
      <text:p text:style-name="P2"/>
      <text:p text:style-name="P2"/>
      <text:p text:style-name="P2"/>
      <text:p text:style-name="P5"><text:span text:style-name="T1">QUIN MATERIAL NECESSITAREM PER TREBALLAR?</text:span></text:p>
      <text:p text:style-name="P4"/>
      <text:list xml:id="list1597284252" text:style-name="WWNum1">
        <text:list-item>
          <text:p text:style-name="P13"><text:soft-page-break/><text:span text:style-name="T1">Calculadora. </text:span><text:span text:style-name="T2">Si no es pot aprofitar alguna calculadora d’altres cursos, recomanem la compra de la calculadora CASIO FX-991SP X.</text:span></text:p>
        </text:list-item>
      </text:list>
      <text:p text:style-name="P11"/>
      <text:list xml:id="list100512069684720" text:continue-numbering="true" text:style-name="WWNum1">
        <text:list-item>
          <text:p text:style-name="P13"><text:span text:style-name="T1">Ordinador. </text:span><text:span text:style-name="T2">Farem servir l’ordinador moltes vegades a classe. Convé tenir-lo sempre carrega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E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ab-stops>
          <style:tab-stop style:position="3.3465in" style:type="center"/>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loext:graphic-properties draw:fill="none"/>
      <style:paragraph-properties fo:text-align="start"/>
      <style:text-properties fo:font-size="18pt"/>
    </style:style>
    <style:style style:name="MT1" style:family="text">
      <style:text-properties style:font-name="Arial" fo:font-size="11pt" fo:font-weight="bold" style:font-name-asian="Arial1" style:font-size-asian="11pt" style:font-weight-asian="bold" style:font-name-complex="Arial1" style:font-size-complex="11pt"/>
    </style:style>
    <style:style style:name="Mgr1" style:family="graphic">
      <style:graphic-properties draw:stroke="solid" svg:stroke-width="0.0193in" svg:stroke-color="#000000" draw:stroke-linejoin="round" draw:fill="none" draw:textarea-vertical-align="top" draw:auto-grow-height="false" fo:min-height="0in" fo:min-width="6.4807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102in" svg:stroke-color="#000000" draw:stroke-linejoin="round" draw:fill="none" draw:textarea-vertical-align="top" draw:auto-grow-height="false" fo:min-height="0in" fo:min-width="0in" fo:padding-top="0.0492in" fo:padding-bottom="0.0492in" fo:padding-left="0.0984in" fo:padding-right="0.0984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6299in" fo:margin-bottom="0.5902in" fo:margin-left="0.7083in" fo:margin-right="0.7083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top="0.6299in" fo:margin-bottom="0in" fo:margin-left="0.7083in" fo:margin-right="0.7083in" style:writing-mode="lr-tb" style:layout-grid-color="#c0c0c0" style:layout-grid-lines="26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902in" fo:margin-left="0in" fo:margin-right="0in" fo:margin-top="0.5508in"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Standard"><text:span text:style-name="MT1"><text:s text:c="2"/>MATEMÀTIQUES 3r ESO<text:tab/><text:tab/><text:tab/><text:tab/><text:tab/><text:tab/><text:tab/> <text:s text:c="6"/>CURS 2018- 2019</text:span></text:p>
        <text:p text:style-name="Standard"><draw:custom-shape text:anchor-type="paragraph" draw:z-index="1" draw:name="Image1" draw:style-name="Mgr1" draw:text-style-name="MP2" svg:width="6.678in" svg:height="0.0197in" svg:x="0.0138in" svg:y="0.0835in"><text:p/><draw:enhanced-geometry draw:mirror-horizontal="false" draw:mirror-vertical="false" svg:viewBox="0 0 21600 21600" draw:type="mso-spt32" draw:enhanced-path="M 0 0 L 21600 21600 N"/></draw:custom-shape><draw:custom-shape text:anchor-type="paragraph" draw:z-index="0" draw:name="Image2" draw:style-name="Mgr2" draw:text-style-name="MP2" svg:width="0.0425in" svg:height="0.0323in" draw:transform="rotate (-3.14159265358979) translate (7.11388888888889in 0.158333333333333in)"><text:p/><draw:enhanced-geometry draw:mirror-horizontal="false" draw:mirror-vertical="false" svg:viewBox="0 0 21600 21600" draw:type="mso-spt32" draw:enhanced-path="M 0 0 L 21600 21600 N"/></draw:custom-shape></text:p>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3" meta:paragraph-count="40" meta:word-count="1061" meta:character-count="6628" meta:non-whitespace-character-count="5586"/>
    <meta:generator>LibreOfficeDev/6.0.5.2$Linux_X86_64 LibreOffice_project/</meta:generator>
  </office:meta>
</office:document-meta>
</file>